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200000021578276314C0C2E588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2010000019500000195526E3B399654786F.png" manifest:media-type="image/png"/>
  <manifest:file-entry manifest:full-path="Pictures/1000020100000200000002004833AA42A03664B2.png" manifest:media-type="image/png"/>
  <manifest:file-entry manifest:full-path="Pictures/1000027400001FBB00001FBBB6BB299A8A77DFF1.svg" manifest:media-type="image/svg+xml"/>
  <manifest:file-entry manifest:full-path="Pictures/10000201000001330000013345CB49BCCD5664D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 Black" svg:font-family="'Arial Black'" style:font-pitch="variable"/>
    <style:font-face style:name="Bebas" svg:font-family="Bebas" style:font-pitch="variable"/>
    <style:font-face style:name="Cabin" svg:font-family="Cabin" style:font-pitch="variable"/>
    <style:font-face style:name="Kanit ExtraBold" svg:font-family="'Kanit ExtraBold'" style:font-pitch="variable"/>
    <style:font-face style:name="Kanit Light" svg:font-family="'Kanit Light'" style:font-pitch="variable"/>
    <style:font-face style:name="Kanit SemiBold" svg:font-family="'Kanit SemiBold'" style:font-pitch="variable"/>
    <style:font-face style:name="Kanit Thin" svg:font-family="'Kanit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11729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7d1d5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18cm"/>
      <style:paragraph-properties style:writing-mode="lr-tb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3.493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shadow="visible" draw:shadow-offset-x="0.071cm" draw:shadow-offset-y="0.071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draw:fill-color="#333333" draw:textarea-horizontal-align="justify" draw:textarea-vertical-align="middle" draw:auto-grow-height="false" fo:min-height="1.25cm" fo:min-width="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10" style:family="graphic" style:parent-style-name="standard">
      <style:graphic-properties svg:stroke-width="0.081cm" svg:stroke-color="#611729" draw:marker-start-width="0.321cm" draw:marker-end-width="0.321cm" draw:fill="none" draw:textarea-horizontal-align="justify" draw:textarea-vertical-align="middle" draw:auto-grow-height="false" fo:min-height="8.25cm" fo:min-width="11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611729" draw:marker-start-width="0.321cm" draw:marker-end-width="0.321cm" draw:fill="none" draw:textarea-horizontal-align="justify" draw:textarea-vertical-align="middle" draw:auto-grow-height="false" fo:min-height="8.17cm" fo:min-width="10.9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  <style:paragraph-properties style:writing-mode="lr-tb"/>
    </style:style>
    <style:style style:name="gr13" style:family="graphic" style:parent-style-name="standard">
      <style:graphic-properties svg:stroke-width="0.081cm" svg:stroke-color="#611729" draw:marker-start-width="0.321cm" draw:marker-end-width="0.321cm" draw:fill="none" draw:textarea-horizontal-align="justify" draw:textarea-vertical-align="middle" draw:auto-grow-height="false" fo:min-height="3.17cm" fo:min-width="20.4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611729" draw:marker-start-width="0.321cm" draw:marker-end-width="0.321cm" draw:fill="solid" draw:fill-color="#ffffff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.501cm" style:use-optimal-column-width="false"/>
    </style:style>
    <style:style style:name="ro1" style:family="table-row">
      <style:table-row-properties style:row-height="1.118cm" style:use-optimal-row-height="false"/>
    </style:style>
    <style:style style:name="ro2" style:family="table-row">
      <style:table-row-properties style:row-height="1.113cm" style:use-optimal-row-height="false"/>
    </style:style>
    <style:style style:name="P1" style:family="paragraph">
      <style:paragraph-properties fo:line-height="60%" fo:text-align="center"/>
      <style:text-properties fo:color="#eeeeee" loext:opacity="100%" style:font-name="Kanit ExtraBold" fo:font-size="36pt" fo:font-weight="normal" style:font-size-asian="36pt" style:font-weight-asian="normal" style:font-size-complex="36pt" style:font-weight-complex="normal"/>
    </style:style>
    <style:style style:name="P2" style:family="paragraph">
      <loext:graphic-properties draw:fill="none" draw:fill-color="#ffffff"/>
      <style:paragraph-properties fo:line-height="60%" fo:text-align="center"/>
      <style:text-properties fo:color="#eeeeee" loext:opacity="100%" style:font-name="Kanit ExtraBold" fo:font-size="36pt" fo:text-shadow="1pt 1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color="#611729" loext:opacity="100%" style:font-name="Kanit ExtraBold" fo:font-size="36pt" fo:font-weight="normal" style:font-size-asian="36pt" style:font-weight-asian="normal" style:font-size-complex="36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611729" loext:opacity="100%" style:font-name="Kanit ExtraBold" fo:font-size="36pt" fo:text-shadow="1pt 1pt" fo:font-weight="normal" style:font-size-asian="36pt" style:font-weight-asian="normal" style:font-size-complex="36pt" style:font-weight-complex="normal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style:paragraph-properties fo:text-align="center"/>
      <style:text-properties fo:color="#ffffff" loext:opacity="100%" style:font-name="Kanit Light" fo:text-shadow="1pt 1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ffffff" loext:opacity="100%" style:font-name="Kanit Light" fo:text-shadow="1pt 1pt" fo:font-weight="bold" style:font-weight-asian="bold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color="#611729" loext:opacity="100%" style:font-name="Kanit SemiBold" fo:text-shadow="none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611729" loext:opacity="100%" style:font-name="Kanit SemiBold" fo:text-shadow="none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color="#611729" loext:opacity="100%" style:font-name="Kanit Thin" fo:text-shadow="none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611729" loext:opacity="100%" style:font-name="Kanit Thin" fo:text-shadow="none" fo:font-weight="bold" style:font-weight-asian="bold" style:font-weight-complex="bold"/>
    </style:style>
    <style:style style:name="P16" style:family="paragraph">
      <loext:graphic-properties draw:fill="solid" draw:fill-color="#ffffff"/>
      <style:paragraph-properties fo:text-align="center"/>
    </style:style>
    <style:style style:name="T1" style:family="text">
      <style:text-properties fo:color="#eeeeee" loext:opacity="100%" style:font-name="Kanit ExtraBold" fo:font-size="72pt" fo:font-weight="normal" style:font-size-asian="72pt" style:font-weight-asian="normal" style:font-size-complex="72pt" style:font-weight-complex="normal"/>
    </style:style>
    <style:style style:name="T2" style:family="text">
      <style:text-properties fo:color="#eeeeee" loext:opacity="100%" style:font-name="Kanit ExtraBold" fo:font-size="88pt" fo:font-weight="normal" style:font-size-asian="88pt" style:font-weight-asian="normal" style:font-size-complex="88pt" style:font-weight-complex="normal"/>
    </style:style>
    <style:style style:name="T3" style:family="text">
      <style:text-properties fo:color="#611729" loext:opacity="100%" style:font-name="Kanit ExtraBold" fo:font-size="104.599998474121pt" fo:font-weight="normal" style:font-size-asian="104.599998474121pt" style:font-weight-asian="normal" style:font-size-complex="104.599998474121pt" style:font-weight-complex="normal"/>
    </style:style>
    <style:style style:name="T4" style:family="text">
      <style:text-properties fo:color="#ffffff" loext:opacity="100%" style:font-name="Kanit Light" fo:font-size="22pt" fo:text-shadow="1pt 1pt" fo:font-weight="bold" style:font-size-asian="22pt" style:font-weight-asian="bold" style:font-size-complex="22pt" style:font-weight-complex="bold"/>
    </style:style>
    <style:style style:name="T5" style:family="text">
      <style:text-properties fo:color="#611729" loext:opacity="100%" style:font-name="Kanit SemiBold" fo:font-size="22pt" fo:text-shadow="none" fo:font-weight="bold" style:font-size-asian="22pt" style:font-weight-asian="bold" style:font-size-complex="22pt" style:font-weight-complex="bold"/>
    </style:style>
    <style:style style:name="T6" style:family="text">
      <style:text-properties fo:color="#611729" loext:opacity="100%" style:font-name="Kanit Thin" fo:font-size="22pt" fo:text-shadow="none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2" draw:layer="layout" svg:width="28cm" svg:height="5.313cm" svg:x="0cm" svg:y="10.101cm">
          <draw:text-box>
            <text:p text:style-name="P1"><text:span text:style-name="T1">A </text:span><text:span text:style-name="T1">Bíbli</text:span><text:span text:style-name="T1">a</text:span></text:p>
            <text:p text:style-name="P1"><text:span text:style-name="T2">Fala</text:span><text:span text:style-name="T2">da</text:span></text:p>
          </draw:text-box>
        </draw:frame>
        <draw:frame draw:style-name="gr2" draw:text-style-name="P3" draw:layer="layout" svg:width="9.413cm" svg:height="9.413cm" svg:x="9.232cm" svg:y="-0.1cm">
          <draw:image xlink:href="Pictures/100002010000019500000195526E3B399654786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office:forms form:automatic-focus="false" form:apply-design-mode="false"/>
        <draw:frame draw:style-name="gr4" draw:text-style-name="P3" draw:layer="layout" svg:width="28cm" svg:height="15.748cm" svg:x="0cm" svg:y="0.001cm">
          <draw:image xlink:href="Pictures/10000000000003200000021578276314C0C2E588.jpg" xlink:type="simple" xlink:show="embed" xlink:actuate="onLoad" draw:mime-type="image/jpeg">
            <text:p/>
          </draw:image>
        </draw:frame>
        <draw:frame draw:style-name="gr2" draw:text-style-name="P3" draw:layer="layout" svg:width="3.039cm" svg:height="3.039cm" svg:x="0.861cm" svg:y="0.561cm">
          <draw:image xlink:href="Pictures/100002010000019500000195526E3B399654786F.png" xlink:type="simple" xlink:show="embed" xlink:actuate="onLoad" draw:mime-type="image/png">
            <text:p/>
          </draw:image>
        </draw:frame>
        <draw:frame draw:style-name="gr5" draw:text-style-name="P3" draw:layer="layout" svg:width="3.5cm" svg:height="3.5cm" svg:x="12.5cm" svg:y="11.5cm">
          <draw:image xlink:href="Pictures/1000020100000200000002004833AA42A03664B2.png" xlink:type="simple" xlink:show="embed" xlink:actuate="onLoad" draw:mime-type="image/png">
            <text:p/>
          </draw:image>
        </draw:frame>
        <draw:frame draw:style-name="gr2" draw:text-style-name="P3" draw:layer="layout" svg:width="2.53cm" svg:height="2.53cm" svg:x="0.3cm" svg:y="6.97cm">
          <draw:image xlink:href="Pictures/1000027400001FBB00001FBBB6BB299A8A77DFF1.svg" xlink:type="simple" xlink:show="embed" xlink:actuate="onLoad" draw:mime-type="image/svg+xml">
            <text:p/>
          </draw:image>
          <draw:image xlink:href="Pictures/10000201000001330000013345CB49BCCD5664DB.png" xlink:type="simple" xlink:show="embed" xlink:actuate="onLoad" draw:mime-type="image/png"/>
        </draw:frame>
        <draw:frame draw:style-name="gr6" draw:text-style-name="P3" draw:layer="layout" svg:width="2.5cm" svg:height="2.53cm" svg:x="25.2cm" svg:y="7cm">
          <draw:image xlink:href="Pictures/1000027400001FBB00001FBBB6BB299A8A77DFF1.svg" xlink:type="simple" xlink:show="embed" xlink:actuate="onLoad" draw:mime-type="image/svg+xml">
            <text:p/>
          </draw:image>
          <draw:image xlink:href="Pictures/10000201000001330000013345CB49BCCD5664DB.png" xlink:type="simple" xlink:show="embed" xlink:actuate="onLoad" draw:mime-type="image/png"/>
        </draw:frame>
        <draw:frame draw:style-name="gr7" draw:text-style-name="P6" draw:layer="layout" svg:width="7cm" svg:height="5.767cm" svg:x="10.5cm" svg:y="5.442cm">
          <draw:text-box>
            <text:p text:style-name="P5"><text:span text:style-name="T3">1</text:span><text:span text:style-name="T3">0</text:span></text:p>
          </draw:text-box>
        </draw:frame>
        <draw:frame draw:style-name="gr1" draw:text-style-name="P6" draw:layer="layout" svg:width="28cm" svg:height="5.767cm" svg:x="0cm" svg:y="1.8cm">
          <draw:text-box>
            <text:p text:style-name="P5"><text:span text:style-name="T3">R</text:span><text:span text:style-name="T3">o</text:span><text:span text:style-name="T3">m</text:span><text:span text:style-name="T3">a</text:span><text:span text:style-name="T3">n</text:span><text:span text:style-name="T3">o</text:span><text:span text:style-name="T3">s</text:span></text:p>
          </draw:text-box>
        </draw:frame>
        <draw:custom-shape draw:style-name="gr8" draw:text-style-name="P7" draw:layer="layout" svg:width="9.5cm" svg:height="1.5cm" svg:x="18.5cm" svg:y="13.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9.5cm" svg:height="1.407cm" svg:x="18.5cm" svg:y="13.3cm">
          <draw:text-box>
            <text:p text:style-name="P8"><text:span text:style-name="T4">Al</text:span><text:span text:style-name="T4">m</text:span><text:span text:style-name="T4">ei</text:span><text:span text:style-name="T4">da </text:span><text:span text:style-name="T4">Co</text:span><text:span text:style-name="T4">rri</text:span><text:span text:style-name="T4">gi</text:span><text:span text:style-name="T4">da </text:span><text:span text:style-name="T4">Fie</text:span><text:span text:style-name="T4">l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2T0">
        <draw:frame draw:style-name="gr2" draw:text-style-name="P3" draw:layer="layout" svg:width="3.039cm" svg:height="3.039cm" svg:x="0.861cm" svg:y="0.561cm">
          <draw:image xlink:href="Pictures/100002010000019500000195526E3B399654786F.png" xlink:type="simple" xlink:show="embed" xlink:actuate="onLoad" draw:mime-type="image/png">
            <text:p/>
          </draw:image>
        </draw:frame>
        <draw:frame draw:style-name="gr9" draw:text-style-name="P12" draw:layer="layout" svg:width="4.5cm" svg:height="1.407cm" svg:x="6.5cm" svg:y="2.093cm">
          <draw:text-box>
            <text:p text:style-name="P11"><text:span text:style-name="T5">ACF</text:span></text:p>
          </draw:text-box>
        </draw:frame>
        <draw:frame draw:style-name="gr9" draw:text-style-name="P12" draw:layer="layout" svg:width="4.5cm" svg:height="1.407cm" svg:x="14cm" svg:y="2.093cm">
          <draw:text-box>
            <text:p text:style-name="P11"><text:span text:style-name="T5">NVI</text:span></text:p>
          </draw:text-box>
        </draw:frame>
        <draw:frame draw:style-name="gr9" draw:text-style-name="P12" draw:layer="layout" svg:width="4.5cm" svg:height="1.407cm" svg:x="21.5cm" svg:y="2.093cm">
          <draw:text-box>
            <text:p text:style-name="P11"><text:span text:style-name="T5">RV</text:span></text:p>
          </draw:text-box>
        </draw:frame>
        <draw:custom-shape draw:style-name="gr10" draw:text-style-name="P13" draw:layer="layout" svg:width="11.5cm" svg:height="8.5cm" svg:x="1.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1.5cm" svg:height="8.5cm" svg:x="15cm" svg:y="5.5cm">
          <text:p/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12.5cm" svg:height="1.407cm" svg:x="9.5cm" svg:y="0.686cm">
          <draw:text-box>
            <text:p text:style-name="P14"><text:span text:style-name="T6">Escolha a versão:</text:span></text:p>
          </draw:text-box>
        </draw:frame>
        <draw:frame draw:style-name="standard" draw:layer="layout" svg:width="10.506cm" svg:height="7.82cm" svg:x="2.102cm" svg:y="5.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506cm" svg:height="7.82cm" svg:x="15.54cm" svg:y="5.7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3" draw:text-style-name="P13" draw:layer="layout" svg:width="21cm" svg:height="3.5cm" svg:x="5.5cm" svg:y="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cm" svg:height="1cm" svg:x="21.8cm" svg:y="2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cm" svg:height="1cm" svg:x="14.1cm" svg:y="2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cm" svg:height="1cm" svg:x="6.4cm" svg:y="2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Black" svg:font-family="'Arial Black'" style:font-pitch="variable"/>
    <style:font-face style:name="Bebas" svg:font-family="Bebas" style:font-pitch="variable"/>
    <style:font-face style:name="Cabin" svg:font-family="Cabin" style:font-pitch="variable"/>
    <style:font-face style:name="Kanit ExtraBold" svg:font-family="'Kanit ExtraBold'" style:font-pitch="variable"/>
    <style:font-face style:name="Kanit Light" svg:font-family="'Kanit Light'" style:font-pitch="variable"/>
    <style:font-face style:name="Kanit SemiBold" svg:font-family="'Kanit SemiBold'" style:font-pitch="variable"/>
    <style:font-face style:name="Kanit Thin" svg:font-family="'Kanit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7-26T15:25:18.669361955</meta:creation-date>
    <dc:date>2021-07-26T16:10:01.563934191</dc:date>
    <meta:editing-duration>PT34M28S</meta:editing-duration>
    <meta:editing-cycles>11</meta:editing-cycles>
    <meta:generator>LibreOffice/7.1.4.2$Linux_X86_64 LibreOffice_project/e19c8e005a853514adc94ef87a3fca3f43994787</meta:generator>
    <meta:document-statistic meta:object-count="51"/>
  </office:meta>
</office:document-meta>
</file>